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e8f30" officeooo:paragraph-rsid="000e8f30" style:font-size-asian="14pt" style:font-size-complex="16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size="20pt" officeooo:rsid="000e8f30" officeooo:paragraph-rsid="000e8f30" style:font-size-asian="20pt" style:font-size-complex="2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tracte de compravenda</text:p>
      <text:p text:style-name="P2"/>
      <text:p text:style-name="P1">El que ven la propietat es en jose villa carlos.</text:p>
      <text:p text:style-name="P1"/>
      <text:p text:style-name="P1"/>
      <text:p text:style-name="P1">I per un alte vande la compra <text:s/>en lluis <text:s/>amb domicili al número 22 del carrer de Ferreries, 33 de Maó.</text:p>
      <text:p text:style-name="P1"/>
      <text:p text:style-name="P3">MANIFESTEN</text:p>
      <text:p text:style-name="P3"/>
      <text:p text:style-name="P1">1. Que el senyora lluis és propietària de l'habitatge</text:p>
      <text:p text:style-name="P1">situat al número 22 del carrer de Ferreries, 33 de Maó.</text:p>
      <text:p text:style-name="P1"/>
      <text:p text:style-name="P1">2. Que el dit habitatge està lliure de càrregues i d'arrendamen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9:37:06.050106280</meta:creation-date>
    <dc:date>2023-11-20T19:48:38.484315907</dc:date>
    <meta:editing-duration>PT1M22S</meta:editing-duration>
    <meta:editing-cycles>1</meta:editing-cycles>
    <meta:document-statistic meta:table-count="0" meta:image-count="0" meta:object-count="0" meta:page-count="1" meta:paragraph-count="7" meta:word-count="66" meta:character-count="358" meta:non-whitespace-character-count="297"/>
    <meta:generator>LibreOffice/7.3.7.2$Linux_X86_64 LibreOffice_project/30$Build-2</meta:generator>
  </office:meta>
</office:document-meta>
</file>